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Nimbus Mono L" svg:font-family="'Nimbus Mono L'" style:font-family-generic="modern" style:font-pitch="fixed"/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76cm" style:auto-text-indent="false"/>
    </style:style>
    <style:style style:name="P2" style:family="paragraph" style:parent-style-name="Standard">
      <style:paragraph-properties fo:margin-left="0cm" fo:margin-right="0cm" fo:text-indent="0.676cm" style:auto-text-indent="false"/>
      <style:text-properties style:font-name="DejaVu Sans Mono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0.676cm" style:auto-text-indent="false"/>
      <style:text-properties style:font-name="Nimbus Mono L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.018cm" style:auto-text-indent="false">
        <style:tab-stops/>
      </style:paragraph-properties>
      <style:text-properties style:font-name="DejaVu Sans Mono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Nimbus Mono L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indent="0.676cm" style:auto-text-indent="false"/>
      <style:text-properties style:font-name="Nimbus Mono 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indent="0.676cm" style:auto-text-indent="false"/>
      <style:text-properties style:font-name="DejaVu Sans Mono" fo:font-size="10pt" style:text-underline-style="none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.018cm" style:auto-text-indent="false">
        <style:tab-stops/>
      </style:paragraph-properties>
      <style:text-properties style:font-name="Verdana"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8">Codi pràctica 6</text:p>
      <text:p text:style-name="P1"/>
      <text:p text:style-name="P2">mis_includes.h</text:p>
      <text:p text:style-name="P1"/>
      <text:p text:style-name="P3">#ifndef <text:s/>MIS_INCLUDES </text:p>
      <text:p text:style-name="P3">#define <text:s/>MIS_INCLUDES </text:p>
      <text:p text:style-name="P3"/>
      <text:p text:style-name="P3">// Definició molt útil per a assignar bits</text:p>
      <text:p text:style-name="P3">#define BIT0 <text:s/>0x01 </text:p>
      <text:p text:style-name="P3">#define BIT1 <text:s/>0x02 </text:p>
      <text:p text:style-name="P3">#define BIT2 <text:s/>0x04 </text:p>
      <text:p text:style-name="P3">#define BIT3 <text:s/>0x08 </text:p>
      <text:p text:style-name="P3">#define BIT4 <text:s/>0x10 </text:p>
      <text:p text:style-name="P3">#define BIT5 <text:s/>0x20 </text:p>
      <text:p text:style-name="P3">#define BIT6 <text:s/>0x40 </text:p>
      <text:p text:style-name="P3">#define BIT7 <text:s/>0x80 </text:p>
      <text:p text:style-name="P3"/>
      <text:p text:style-name="P3">// Funció que posa un motor en un estat</text:p>
      <text:p text:style-name="P3">void motor_estat (BYTE num_motor, BYTE codi_estat); </text:p>
      <text:p text:style-name="P3"/>
      <text:p text:style-name="P3">// Macros per a la utilizació senzilla de la funció anterior</text:p>
      <text:p text:style-name="P3">#define pinza_abrir motor_estat(4,0x2) </text:p>
      <text:p text:style-name="P3">#define pinza_cerrar motor_estat(4,0x1) </text:p>
      <text:p text:style-name="P3">#define pinza_parar motor_estat(4,0x3) </text:p>
      <text:p text:style-name="P3">#define rot_antihorario motor_estat(1,0x2) </text:p>
      <text:p text:style-name="P3">#define rot_horario motor_estat(1,0x1) </text:p>
      <text:p text:style-name="P3">#define rot_parar motor_estat(1,0x3) </text:p>
      <text:p text:style-name="P3">#define movh_atras motor_estat(2,0x2) </text:p>
      <text:p text:style-name="P3">#define movh_delante motor_estat(2,0x1) </text:p>
      <text:p text:style-name="P3">#define movh_parar motor_estat(2,0x3) </text:p>
      <text:p text:style-name="P3">#define movv_arriba motor_estat(3,0x2) </text:p>
      <text:p text:style-name="P3">#define movv_abajo motor_estat(3,0x1) </text:p>
      <text:p text:style-name="P3">#define movv_parar motor_estat(3,0x3) </text:p>
      <text:p text:style-name="P3">// Ho para tot</text:p>
      <text:p text:style-name="P3">#define parar_todo pinza_parar;rot_parar;movh_parar;movv_parar </text:p>
      <text:p text:style-name="P3"/>
      <text:p text:style-name="P3">Codis de teclat rebuts girats (primer bit rebut és el de menor pes)</text:p>
      <text:p text:style-name="P3">#define ABRIR_PINZA<text:tab/><text:tab/>0x00 </text:p>
      <text:p text:style-name="P3">#define CERRAR_PINZA<text:tab/><text:tab/>0x04 </text:p>
      <text:p text:style-name="P3">#define DELANTE<text:tab/><text:tab/>0x06 </text:p>
      <text:p text:style-name="P3">#define ATRAS<text:tab/><text:tab/><text:tab/>0x02 </text:p>
      <text:p text:style-name="P3">#define ARRIBA<text:tab/><text:tab/><text:tab/>0x01 </text:p>
      <text:p text:style-name="P3">#define ABAJO<text:tab/><text:tab/><text:tab/>0x05 </text:p>
      <text:p text:style-name="P3">#define ANTIHORARIO<text:tab/><text:tab/>0x03 </text:p>
      <text:p text:style-name="P3">#define HORARIO<text:tab/><text:tab/>0x07 </text:p>
      <text:p text:style-name="P3">#define INICIO <text:s text:c="6"/><text:tab/>0x0E </text:p>
      <text:p text:style-name="P3">#define ALMACENAR <text:s text:c="3"/><text:tab/>0x09 </text:p>
      <text:p text:style-name="P3">#define REPRODUCIR <text:s text:c="2"/><text:tab/>0x0D </text:p>
      <text:p text:style-name="P3">#define BORRAR <text:s text:c="6"/><text:tab/>0x0A </text:p>
      <text:p text:style-name="P3"/>
      <text:p text:style-name="P3">// Estructura que defineix una posició del robot</text:p>
      <text:p text:style-name="P3">struct posicio { </text:p>
      <text:p text:style-name="P3"><text:tab/>BYTE pos_pinca; </text:p>
      <text:p text:style-name="P3"><text:tab/>BYTE pos_horit; </text:p>
      <text:p text:style-name="P3"><text:tab/>BYTE pos_vert; </text:p>
      <text:p text:style-name="P3"><text:tab/>BYTE rotacio; </text:p>
      <text:p text:style-name="P3">}; </text:p>
      <text:p text:style-name="P3"/>
      <text:p text:style-name="P3">#define MAX_ALMACENAR 32 <text:s/><text:tab/>// Nombre màxims de posicions que es poden guardar</text:p>
      <text:p text:style-name="P3">#define MARGE_LENT <text:s/>5 <text:tab/>// Nombre de passos per a entrar en mode lent</text:p>
      <text:p text:style-name="P3">#define MARGE_ERROR 3 <text:tab/>// Marge que deixem del final per errors</text:p>
      <text:p text:style-name="P3">#define TEMPS_MISSATGE <text:s/>800 <text:s/>// Temps de mostra dels missatges</text:p>
      <text:p text:style-name="P3"><text:s/></text:p>
      <text:p text:style-name="P3"><text:soft-page-break/>void escriu_frase(BYTE * frase); <text:tab/><text:tab/>// Escriu una frase per l'LCD</text:p>
      <text:p text:style-name="P3">void init_lcd(); <text:tab/><text:tab/><text:tab/><text:tab/>// Inicialitza l'LCD</text:p>
      <text:p text:style-name="P3"/>
      <text:p text:style-name="P3">#endif </text:p>
      <text:p text:style-name="P3"/>
      <text:p text:style-name="P3"/>
      <text:p text:style-name="P2">lcd.c</text:p>
      <text:p text:style-name="P3"/>
      <text:p text:style-name="P3"/>
      <text:p text:style-name="P3">#include &lt;embedded.h&gt; </text:p>
      <text:p text:style-name="P3">#include "register.h" </text:p>
      <text:p text:style-name="P3">#include "typedefs.h" </text:p>
      <text:p text:style-name="P3">#include "ports.h"</text:p>
      <text:p text:style-name="P3">#include "mis_includes.h" </text:p>
      <text:p text:style-name="P3"/>
      <text:p text:style-name="P3">BYTE valor_P1 = 0x00; <text:tab/>// Valor del port P1</text:p>
      <text:p text:style-name="P3">BYTE valor_P0 = 0x00; <text:tab/>// Valor del port P0</text:p>
      <text:p text:style-name="P3">DWORD wait_ = 0; </text:p>
      <text:p text:style-name="P3">BYTE cont; </text:p>
      <text:p text:style-name="P3"/>
      <text:p text:style-name="P3">// Definim algunes macros d'espera (molt aprox.)</text:p>
      <text:p text:style-name="P3">#define ESPERA_40US for(wait_ = 0; wait_ &lt; 20; wait_++){} </text:p>
      <text:p text:style-name="P3">#define ESPERA_100US for(wait_ = 0; wait_ &lt; 60; wait_++){} </text:p>
      <text:p text:style-name="P3">#define ESPERA_15MS for(wait_ = 0; wait_ &lt; 200; wait_++){} </text:p>
      <text:p text:style-name="P3"/>
      <text:p text:style-name="P3">// Marquem el fi de dada abaixant la senyal Enable i Read/Write</text:p>
      <text:p text:style-name="P3">void fi_inst_dada(void) { </text:p>
      <text:p text:style-name="P3"><text:s text:c="4"/>valor_P1 = BIT5;</text:p>
      <text:p text:style-name="P3"><text:s text:c="4"/>SetP0(valor_P0);</text:p>
      <text:p text:style-name="P3">} </text:p>
      <text:p text:style-name="P3"/>
      <text:p text:style-name="P3">// Escriu una instrucció al LCD</text:p>
      <text:p text:style-name="P3">void escriu_inst_lcd(BYTE inst) { </text:p>
      <text:p text:style-name="P3"><text:s text:c="4"/>// RS = 0, R/W* = 0, E = 1 </text:p>
      <text:p text:style-name="P3"><text:s text:c="4"/>valor_P1 = BIT6; </text:p>
      <text:p text:style-name="P3"><text:s text:c="4"/>valor_P0 = inst; </text:p>
      <text:p text:style-name="P3"><text:s text:c="3"/></text:p>
      <text:p text:style-name="P3"><text:s text:c="4"/>SetP0(valor_P0); </text:p>
      <text:p text:style-name="P3"><text:s text:c="4"/>SetP1(valor_P1); </text:p>
      <text:p text:style-name="P3"/>
      <text:p text:style-name="P3"><text:s text:c="4"/>ESPERA_40US <text:s text:c="3"/>// Fem un pols amb E de uns 40US </text:p>
      <text:p text:style-name="P3"/>
      <text:p text:style-name="P3"><text:s text:c="4"/>valor_P1 = 0; <text:s/>// Netegem E però mantenim WRITE </text:p>
      <text:p text:style-name="P3"><text:s text:c="4"/>SetP1(valor_P1); </text:p>
      <text:p text:style-name="P3">} </text:p>
      <text:p text:style-name="P3"/>
      <text:p text:style-name="P3">// Escriu una dada al LCD</text:p>
      <text:p text:style-name="P3">void escriu_dada_lcd(BYTE dada) { </text:p>
      <text:p text:style-name="P3"><text:s text:c="4"/>// RS = 1, R/W* = 0, E = 1 </text:p>
      <text:p text:style-name="P3"><text:s text:c="4"/>valor_P1 = BIT6|BIT4; </text:p>
      <text:p text:style-name="P3"><text:s text:c="4"/>valor_P0 = dada; </text:p>
      <text:p text:style-name="P3"><text:s text:c="3"/></text:p>
      <text:p text:style-name="P3"><text:s text:c="4"/>SetP0(valor_P0); </text:p>
      <text:p text:style-name="P3"><text:s text:c="4"/>SetP1(valor_P1); </text:p>
      <text:p text:style-name="P3"/>
      <text:p text:style-name="P3"><text:s text:c="4"/>ESPERA_40US <text:s text:c="3"/>// Fem un pols amb E de uns 40US </text:p>
      <text:p text:style-name="P3"/>
      <text:p text:style-name="P3"><text:s text:c="4"/>valor_P1 = 0; <text:s/>// Netegem E però mantenim WRITE </text:p>
      <text:p text:style-name="P3"><text:s text:c="4"/>SetP1(valor_P1); </text:p>
      <text:p text:style-name="P3">} </text:p>
      <text:p text:style-name="P3"/>
      <text:p text:style-name="P3">// Inicialitzar el LCD, extret del manual</text:p>
      <text:p text:style-name="P3">void init_lcd() { </text:p>
      <text:p text:style-name="P3"><text:s text:c="4"/>ESPERA_15MS <text:s text:c="2"/>// Esperem per garantir l'alimentació Vcc</text:p>
      <text:p text:style-name="P3"><text:s text:c="4"/>escriu_inst_lcd(BIT6|BIT5); <text:s text:c="2"/>// Enviem la seqüència d'inici 3 cops</text:p>
      <text:p text:style-name="P3"><text:s text:c="4"/>ESPERA_15MS </text:p>
      <text:p text:style-name="P3"><text:soft-page-break/><text:s text:c="4"/>fi_inst_dada(); </text:p>
      <text:p text:style-name="P3"/>
      <text:p text:style-name="P3"><text:s text:c="4"/>escriu_inst_lcd(BIT6|BIT5); </text:p>
      <text:p text:style-name="P3"><text:s text:c="4"/>ESPERA_100US </text:p>
      <text:p text:style-name="P3"><text:s text:c="4"/>fi_inst_dada(); </text:p>
      <text:p text:style-name="P3"/>
      <text:p text:style-name="P3"><text:s text:c="4"/>escriu_inst_lcd(BIT6|BIT5); </text:p>
      <text:p text:style-name="P3"><text:s text:c="4"/>ESPERA_100US </text:p>
      <text:p text:style-name="P3"><text:s text:c="4"/>fi_inst_dada(); </text:p>
      <text:p text:style-name="P3"/>
      <text:p text:style-name="P5"><text:tab/> // Activem el mode de dues línies i caràcters grans</text:p>
      <text:p text:style-name="P3"><text:s text:c="4"/>escriu_inst_lcd(BIT6|BIT5|BIT4|BIT3);</text:p>
      <text:p text:style-name="P3"><text:s text:c="4"/>ESPERA_40US </text:p>
      <text:p text:style-name="P3"><text:s text:c="4"/>fi_inst_dada(); </text:p>
      <text:p text:style-name="P3"/>
      <text:p text:style-name="P3"><text:s text:c="4"/>escriu_inst_lcd(BIT3); <text:s/>// Apagar! </text:p>
      <text:p text:style-name="P3"><text:s text:c="4"/>ESPERA_40US </text:p>
      <text:p text:style-name="P3"><text:s text:c="4"/>fi_inst_dada(); </text:p>
      <text:p text:style-name="P3"/>
      <text:p text:style-name="P3"><text:s text:c="4"/>escriu_inst_lcd(BIT3|BIT2); <text:s/>// Encendre! </text:p>
      <text:p text:style-name="P3"><text:s text:c="4"/>ESPERA_40US </text:p>
      <text:p text:style-name="P3"><text:s text:c="4"/>fi_inst_dada(); </text:p>
      <text:p text:style-name="P3"/>
      <text:p text:style-name="P3"><text:s text:c="4"/>escriu_inst_lcd(BIT4|BIT2); <text:s/>// El cursor es desplaça a la dreta</text:p>
      <text:p text:style-name="P3"><text:s text:c="4"/>ESPERA_40US </text:p>
      <text:p text:style-name="P3"><text:s text:c="4"/>fi_inst_dada(); </text:p>
      <text:p text:style-name="P3"/>
      <text:p text:style-name="P3"><text:s text:c="4"/>escriu_inst_lcd(BIT1); <text:s/>// Situem el cursor a l'inici </text:p>
      <text:p text:style-name="P3"><text:s text:c="4"/>ESPERA_40US </text:p>
      <text:p text:style-name="P3"><text:s text:c="4"/>fi_inst_dada(); </text:p>
      <text:p text:style-name="P3">} </text:p>
      <text:p text:style-name="P3"/>
      <text:p text:style-name="P3">// Escriu una frase sencera al LCD substituint l'anterior</text:p>
      <text:p text:style-name="P3">// Escriurem espais en blanc si la frase no ocupa tot l'LCD</text:p>
      <text:p text:style-name="P3">void escriu_frase(BYTE * frase) { </text:p>
      <text:p text:style-name="P3"><text:s text:c="4"/>BYTE maux; </text:p>
      <text:p text:style-name="P3"><text:s text:c="4"/>escriu_inst_lcd(BIT1);<text:tab/><text:tab/>// Cursor a l'inici </text:p>
      <text:p text:style-name="P3"><text:s text:c="4"/>ESPERA_40US </text:p>
      <text:p text:style-name="P3"><text:s text:c="4"/>fi_inst_dada(); </text:p>
      <text:p text:style-name="P3"><text:s text:c="4"/>maux = 0; </text:p>
      <text:p text:style-name="P3"><text:s text:c="4"/>for (cont = 0; cont &lt; 16; cont++) { </text:p>
      <text:p text:style-name="P5"><text:tab/><text:tab/>if (frase[cont] == 0x00 || maux==1) { <text:s/>// Fi de la frase </text:p>
      <text:p text:style-name="P3"><text:tab/><text:tab/><text:tab/>escriu_dada_lcd(' '); </text:p>
      <text:p text:style-name="P3"><text:tab/><text:tab/><text:tab/>maux = 1; </text:p>
      <text:p text:style-name="P3"><text:tab/><text:tab/>}else{ </text:p>
      <text:p text:style-name="P3"><text:tab/><text:tab/><text:tab/>escriu_dada_lcd(frase[cont]); </text:p>
      <text:p text:style-name="P3"><text:tab/><text:tab/>} </text:p>
      <text:p text:style-name="P3"><text:tab/><text:tab/>ESPERA_40US </text:p>
      <text:p text:style-name="P3"><text:tab/><text:tab/>fi_inst_dada(); </text:p>
      <text:p text:style-name="P3"><text:s text:c="4"/>} </text:p>
      <text:p text:style-name="P3">} </text:p>
      <text:p text:style-name="P3"/>
      <text:p text:style-name="P3">// Conversió de integer a character</text:p>
      <text:p text:style-name="P3">void itoa(BYTE * cad, BYTE num, BYTE digit) { </text:p>
      <text:p text:style-name="P3"><text:tab/>BYTE cont=digit-1; </text:p>
      <text:p text:style-name="P3"><text:tab/>do { </text:p>
      <text:p text:style-name="P3"><text:tab/><text:tab/>cad[cont] = (num%10)+'0'; </text:p>
      <text:p text:style-name="P3"><text:tab/><text:tab/>num = num /10; </text:p>
      <text:p text:style-name="P3"><text:tab/><text:tab/>cont--; </text:p>
      <text:p text:style-name="P3"><text:tab/>} while (cont != 0xFF) ; </text:p>
      <text:p text:style-name="P3">} </text:p>
      <text:p text:style-name="P3"/>
      <text:p text:style-name="P3">// Funció que escriu a la pantalla les diferents posicions del robot de la</text:p>
      <text:p text:style-name="P3">// forma R000H000V000P000</text:p>
      <text:p text:style-name="P3">BYTE buffer[17]; </text:p>
      <text:p text:style-name="P3"><text:soft-page-break/>void escriu_valors(struct posicio * pos) { </text:p>
      <text:p text:style-name="P3"><text:tab/>buffer[0] = 'R'; </text:p>
      <text:p text:style-name="P3"><text:s/><text:tab/>buffer[0+4] = 'H'; </text:p>
      <text:p text:style-name="P3"><text:s/><text:tab/>buffer[0+8] = 'V'; </text:p>
      <text:p text:style-name="P3"><text:s text:c="2"/><text:tab/>buffer[0+12] = 'P'; </text:p>
      <text:p text:style-name="P3"><text:tab/>itoa(&amp;buffer[1],pos-&gt;rotacio,3); </text:p>
      <text:p text:style-name="P3"><text:tab/>itoa(&amp;buffer[1+4],pos-&gt;pos_horit,3); </text:p>
      <text:p text:style-name="P3"><text:tab/>itoa(&amp;buffer[1+8],pos-&gt;pos_vert,3); </text:p>
      <text:p text:style-name="P3"><text:tab/>itoa(&amp;buffer[1+12],pos-&gt;pos_pinca,3); </text:p>
      <text:p text:style-name="P3"><text:tab/>escriu_frase(buffer); </text:p>
      <text:p text:style-name="P3">} </text:p>
      <text:p text:style-name="P3"/>
      <text:p text:style-name="P3">// Escriu una frase seguida d'un enter, similar a fer</text:p>
      <text:p text:style-name="P3">// printf (“Frase %d”,enter);</text:p>
      <text:p text:style-name="P3">void escriu_frase_integer (BYTE * frase, BYTE enter) { </text:p>
      <text:p text:style-name="P3"><text:tab/>cont=0; </text:p>
      <text:p text:style-name="P3"><text:tab/>while (frase[cont] != 0) { </text:p>
      <text:p text:style-name="P3"><text:tab/><text:tab/>buffer[cont] = frase[cont]; </text:p>
      <text:p text:style-name="P3"><text:tab/><text:tab/>cont++; </text:p>
      <text:p text:style-name="P3"><text:tab/>} </text:p>
      <text:p text:style-name="P3"><text:tab/>itoa(&amp;buffer[cont],enter,16-cont); </text:p>
      <text:p text:style-name="P3"><text:tab/>escriu_frase(buffer); </text:p>
      <text:p text:style-name="P3">} </text:p>
      <text:p text:style-name="P3"/>
      <text:p text:style-name="P3"/>
      <text:p text:style-name="P7">ports.c</text:p>
      <text:p text:style-name="P1"/>
      <text:p text:style-name="P3">#include &lt;embedded.h&gt; </text:p>
      <text:p text:style-name="P3">#include "register.h" </text:p>
      <text:p text:style-name="P3">#include "typedefs.h" </text:p>
      <text:p text:style-name="P3">#include "ports.h"</text:p>
      <text:p text:style-name="P3">#include "mis_includes.h" </text:p>
      <text:p text:style-name="P3"/>
      <text:p text:style-name="P3">// Inicialització dels ports P0,P1,P2,PT </text:p>
      <text:p text:style-name="P3">void IniPorts(void) { </text:p>
      <text:p text:style-name="P3"><text:tab/>BYTE far *pbyReg;<text:tab/>//punter a un registre </text:p>
      <text:p text:style-name="P3"><text:tab/>// Port P2 </text:p>
      <text:p text:style-name="P3"><text:tab/>pbyReg = (BYTE far *)MK_FP(RSEG, PMC2); </text:p>
      <text:p text:style-name="P3"><text:tab/>*pbyReg = 0x00;<text:tab/>//PMC2 = '00' -&gt; mode port I/O </text:p>
      <text:p text:style-name="P3"><text:tab/>--pbyReg;<text:tab/><text:tab/>//apuntar a PM2 </text:p>
      <text:p text:style-name="P3"><text:tab/>*pbyReg = 0x00;<text:tab/>//PM2 = '00' -&gt; port 2 de sortida </text:p>
      <text:p text:style-name="P3"><text:tab/>--pbyReg;<text:tab/><text:tab/>//apuntar a P2 </text:p>
      <text:p text:style-name="P3"><text:tab/>*pbyReg = 0x00;<text:tab/>//P2 = '00' -&gt; port 2 valor inicial </text:p>
      <text:p text:style-name="P3"/>
      <text:p text:style-name="P3"><text:tab/>// Port 1 </text:p>
      <text:p text:style-name="P3"><text:tab/>pbyReg = (BYTE far *)MK_FP(RSEG, PMC1); </text:p>
      <text:p text:style-name="P3"><text:tab/>*pbyReg = 0x00; </text:p>
      <text:p text:style-name="P3"><text:tab/>--pbyReg; </text:p>
      <text:p text:style-name="P3"><text:tab/>*pbyReg = 0x00; </text:p>
      <text:p text:style-name="P3"><text:tab/>--pbyReg; </text:p>
      <text:p text:style-name="P3"><text:tab/>*pbyReg = 0x00; </text:p>
      <text:p text:style-name="P3"/>
      <text:p text:style-name="P3"><text:tab/>// Port 0 </text:p>
      <text:p text:style-name="P3"><text:tab/>pbyReg = (BYTE far *)MK_FP(RSEG, PMC0); </text:p>
      <text:p text:style-name="P3"><text:tab/>*pbyReg = 0x00; </text:p>
      <text:p text:style-name="P3"><text:tab/>--pbyReg; </text:p>
      <text:p text:style-name="P3"><text:tab/>*pbyReg = 0x00; </text:p>
      <text:p text:style-name="P3"><text:tab/>--pbyReg; </text:p>
      <text:p text:style-name="P3"><text:tab/>*pbyReg = 0x00; </text:p>
      <text:p text:style-name="P3"/>
      <text:p text:style-name="P3"><text:tab/>//config PT </text:p>
      <text:p text:style-name="P3"><text:tab/>pbyReg = (BYTE far *)MK_FP(RSEG, PMT); </text:p>
      <text:p text:style-name="P3"><text:tab/>*pbyReg = 0x08;<text:tab/>//llindar entrades PT a 1.25V </text:p>
      <text:p text:style-name="P3">} </text:p>
      <text:p text:style-name="P3"/>
      <text:p text:style-name="P3">// Funcions per llegir/escriure els diferents ports</text:p>
      <text:p text:style-name="P3"><text:soft-page-break/>void SetP2(BYTE byVal) { </text:p>
      <text:p text:style-name="P3"><text:tab/>BYTE far *pbyP2; </text:p>
      <text:p text:style-name="P3"><text:tab/>pbyP2 = (BYTE far *)MK_FP(RSEG, P2); </text:p>
      <text:p text:style-name="P3"><text:tab/>*pbyP2 = byVal; </text:p>
      <text:p text:style-name="P3">} </text:p>
      <text:p text:style-name="P3"/>
      <text:p text:style-name="P3">void SetP1(BYTE byVal) { </text:p>
      <text:p text:style-name="P3"><text:tab/>BYTE far *pbyP1; </text:p>
      <text:p text:style-name="P3"><text:tab/>pbyP1 = (BYTE far *)MK_FP(RSEG, P1); </text:p>
      <text:p text:style-name="P3"><text:tab/>*pbyP1 = byVal; </text:p>
      <text:p text:style-name="P3">} </text:p>
      <text:p text:style-name="P3"/>
      <text:p text:style-name="P3">void SetP0(BYTE byVal) { </text:p>
      <text:p text:style-name="P3"><text:tab/>BYTE far *pbyP0; </text:p>
      <text:p text:style-name="P3"><text:tab/>pbyP0 = (BYTE far *)MK_FP(RSEG, P0); </text:p>
      <text:p text:style-name="P3"><text:tab/>*pbyP0 = byVal; </text:p>
      <text:p text:style-name="P3">} </text:p>
      <text:p text:style-name="P3"/>
      <text:p text:style-name="P3">BYTE GetPT(void) { </text:p>
      <text:p text:style-name="P3"><text:tab/>BYTE far *pbyPT; </text:p>
      <text:p text:style-name="P3"><text:tab/>pbyPT = (BYTE far *)MK_FP(RSEG, PT); </text:p>
      <text:p text:style-name="P3"><text:tab/>return(*pbyPT); </text:p>
      <text:p text:style-name="P3">} </text:p>
      <text:p text:style-name="P3"/>
      <text:p text:style-name="P3"/>
      <text:p text:style-name="P7">robot.c</text:p>
      <text:p text:style-name="P3"/>
      <text:p text:style-name="P3"/>
      <text:p text:style-name="P3">#include &lt;embedded.h&gt; </text:p>
      <text:p text:style-name="P3">#include "typedefs.h" </text:p>
      <text:p text:style-name="P3">#include "register.h" </text:p>
      <text:p text:style-name="P3">#include "timers.h" </text:p>
      <text:p text:style-name="P3">#include "ports.h" </text:p>
      <text:p text:style-name="P3">#include "mis_includes.h" </text:p>
      <text:p text:style-name="P3"/>
      <text:p text:style-name="P3">BYTE estat_P2 = 0x00; </text:p>
      <text:p text:style-name="P3">BYTE reset = 1; </text:p>
      <text:p text:style-name="P3">BYTE no_show = 0; </text:p>
      <text:p text:style-name="P3">extern BYTE cicle_treball[4]; </text:p>
      <text:p text:style-name="P3">extern int contador_lcd; </text:p>
      <text:p text:style-name="P3"/>
      <text:p text:style-name="P3">BYTE reproduir = 0; <text:s/>// Si es 0, mode normal, 1 mode reproduccio! </text:p>
      <text:p text:style-name="P3"/>
      <text:p text:style-name="P3">// S'actualitza sola indicant la posició del robot!</text:p>
      <text:p text:style-name="P3">// Cal posarla a 0 al fer un reset! </text:p>
      <text:p text:style-name="P3">struct posicio posicio_actual;</text:p>
      <text:p text:style-name="P3">// Llista de posicions a guardades</text:p>
      <text:p text:style-name="P3">struct posicio vector_posicions[MAX_ALMACENAR];</text:p>
      <text:p text:style-name="P3">// Indica la pròxima posició que es guardara al enviar la tecla</text:p>
      <text:p text:style-name="P3">BYTE proxima_posicio_gravar = 0;</text:p>
      <text:p text:style-name="P3">// Per a esborrar les dades només cal posar-la a 0. </text:p>
      <text:p text:style-name="P3">// Si és 0 també sabem que no hi ha res guardat. </text:p>
      <text:p text:style-name="P3"/>
      <text:p text:style-name="P3">BYTE paraula_moviment;</text:p>
      <text:p text:style-name="P3">// Indica l'estat dels motors a cada instant al reproduir </text:p>
      <text:p text:style-name="P3">BYTE cont_pinca = 0, cont_posh = 0, cont_posv = 0, cont_rot = 0; </text:p>
      <text:p text:style-name="P3">// Valors dels pins compta-passos, necessaris per detectar flancs</text:p>
      <text:p text:style-name="P3">BYTE moviment_1 = 0, moviment_2 = 0, moviment_3 = 0, moviment_4 = 0; </text:p>
      <text:p text:style-name="P3">// Serà 1 o -1 segons el sentit del moviment</text:p>
      <text:p text:style-name="P3"/>
      <text:p text:style-name="P3">// Funció que calcula la paraula d'estat dels motors</text:p>
      <text:p text:style-name="P3">BYTE calc_paraula_estat (BYTE num_motor, BYTE codi_estat, BYTE paraula) { </text:p>
      <text:p text:style-name="P3"><text:tab/>BYTE mascara = (0x3 &lt;&lt; 2*(num_motor-1)); </text:p>
      <text:p text:style-name="P3"><text:tab/>paraula &amp;= ~(mascara); <text:s/>// Netejem l'estat! El posem a 00 </text:p>
      <text:p text:style-name="P3"><text:tab/>// Enmascarem el codi per si de cas for incorrecte! </text:p>
      <text:p text:style-name="P3"><text:tab/>paraula |= ( (codi_estat &amp; 0x3) &lt;&lt; 2*(num_motor-1) ); </text:p>
      <text:p text:style-name="P3"><text:soft-page-break/><text:tab/>return paraula; </text:p>
      <text:p text:style-name="P3">} </text:p>
      <text:p text:style-name="P3"/>
      <text:p text:style-name="P3">// Actualitza l'estat d'un motor</text:p>
      <text:p text:style-name="P3">void motor_estat (BYTE num_motor, BYTE codi_estat) { </text:p>
      <text:p text:style-name="P3"><text:tab/>estat_P2=calc_paraula_estat(num_motor,codi_estat,estat_P2); </text:p>
      <text:p text:style-name="P3"><text:tab/>SetP2(estat_P2); </text:p>
      <text:p text:style-name="P3">} </text:p>
      <text:p text:style-name="P3"/>
      <text:p text:style-name="P3">// Funció que acaba quan el robot es troba a l'origen </text:p>
      <text:p text:style-name="P3">void robot_inici() { </text:p>
      <text:p text:style-name="P3"><text:tab/>BYTE status; </text:p>
      <text:p text:style-name="P3"><text:tab/>pinza_abrir; rot_antihorario; movh_atras; movv_arriba; </text:p>
      <text:p text:style-name="P3"><text:tab/>status = GetPT(); </text:p>
      <text:p text:style-name="P3"><text:tab/>// Esperem mentre no estigui a l'origen </text:p>
      <text:p text:style-name="P3"><text:tab/>while ( (status &amp; 0x01) != 0 ) {status = GetPT();} </text:p>
      <text:p text:style-name="P3"><text:tab/>parar_todo; </text:p>
      <text:p text:style-name="P3"/>
      <text:p text:style-name="P3"><text:tab/>posicio_actual.pos_pinca = 0; </text:p>
      <text:p text:style-name="P3"><text:tab/>posicio_actual.pos_horit = 0; </text:p>
      <text:p text:style-name="P3"><text:tab/>posicio_actual.pos_vert = 0; </text:p>
      <text:p text:style-name="P3"><text:tab/>posicio_actual.rotacio = 0; </text:p>
      <text:p text:style-name="P3">} </text:p>
      <text:p text:style-name="P3"/>
      <text:p text:style-name="P3">void main() { </text:p>
      <text:p text:style-name="P3"><text:tab/>BYTE i,temp; </text:p>
      <text:p text:style-name="P3"/>
      <text:p text:style-name="P3"><text:tab/>// Important iniciar els ports de I/O correctament </text:p>
      <text:p text:style-name="P3"><text:tab/>IniPorts(); </text:p>
      <text:p text:style-name="P3"><text:tab/>// Inicialitza el LCD </text:p>
      <text:p text:style-name="P3"><text:tab/>init_lcd(); </text:p>
      <text:p text:style-name="P3"><text:tab/>// Inicialitzem el port serie </text:p>
      <text:p text:style-name="P3"><text:tab/>InicialitzaSerie(); </text:p>
      <text:p text:style-name="P3"><text:tab/>// Parem el robot </text:p>
      <text:p text:style-name="P3"><text:tab/>parar_todo; </text:p>
      <text:p text:style-name="P3"><text:tab/>// Activem els timers </text:p>
      <text:p text:style-name="P3"><text:tab/>IniTimers(); </text:p>
      <text:p text:style-name="P3"><text:tab/>enable(); // Permetem interrupcions! </text:p>
      <text:p text:style-name="P3"/>
      <text:p text:style-name="P3"><text:tab/>while (1) { </text:p>
      <text:p text:style-name="P3"/>
      <text:p text:style-name="P3"><text:tab/>// Escribim els valors actuals si no_show==0 </text:p>
      <text:p text:style-name="P3"><text:s text:c="3"/><text:tab/>if (no_show == 0) escriu_valors(&amp;posicio_actual); </text:p>
      <text:p text:style-name="P3"><text:tab/> </text:p>
      <text:p text:style-name="P3"><text:tab/>// Es vol fer un reset! </text:p>
      <text:p text:style-name="P3"><text:s text:c="3"/><text:tab/>if (reset == 1) { </text:p>
      <text:p text:style-name="P3"><text:tab/> <text:s text:c="5"/><text:tab/>escriu_frase("Robot: reset"); </text:p>
      <text:p text:style-name="P3"><text:tab/><text:tab/>disable(); <text:s/>// Parem interrupcions per a fer el reset, important! </text:p>
      <text:p text:style-name="P3"><text:tab/><text:tab/>robot_inici(); </text:p>
      <text:p text:style-name="P3"><text:tab/><text:tab/>reset = 0; </text:p>
      <text:p text:style-name="P3"><text:tab/><text:tab/>enable(); <text:s text:c="2"/>// Tornem al mode habitual </text:p>
      <text:p text:style-name="P3"><text:tab/>} </text:p>
      <text:p text:style-name="P3"/>
      <text:p text:style-name="P3"><text:tab/>if (reproduir == 1) { <text:s/>// Mode reproducció! </text:p>
      <text:p text:style-name="P3"><text:s text:c="7"/><text:tab/>escriu_frase("Robot: reproduir"); </text:p>
      <text:p text:style-name="P3"><text:tab/><text:tab/>// Comprovar que hi hagi alguna cosa a la llista de reproduccions</text:p>
      <text:p text:style-name="P3"><text:tab/><text:tab/>if (proxima_posicio_gravar != 0) {</text:p>
      <text:p text:style-name="P3"><text:tab/><text:tab/><text:tab/>parar_todo; <text:s/>// Parem, resetegem i comencem a reproduir </text:p>
      <text:p text:style-name="P3"><text:tab/><text:tab/><text:tab/>disable(); robot_inici(); enable(); </text:p>
      <text:p text:style-name="P3"><text:tab/> <text:s text:c="10"/><text:tab/>posicio_actual.pos_pinca = 0; </text:p>
      <text:p text:style-name="P3"><text:tab/> <text:s text:c="8"/><text:tab/>posicio_actual.pos_horit = 0; </text:p>
      <text:p text:style-name="P3"><text:tab/> <text:s text:c="8"/><text:tab/>posicio_actual.pos_vert = 0; </text:p>
      <text:p text:style-name="P3"><text:tab/> <text:s text:c="8"/><text:tab/>posicio_actual.rotacio = 0; </text:p>
      <text:p text:style-name="P3"/>
      <text:p text:style-name="P3"><text:tab/><text:tab/><text:tab/>for (i = 0; i &lt; proxima_posicio_gravar; i++) { </text:p>
      <text:p text:style-name="P3"><text:tab/><text:tab/><text:tab/><text:tab/>// Anem escrivint el moviment que estem fent </text:p>
      <text:p text:style-name="P3"><text:soft-page-break/><text:tab/> <text:s text:c="3"/><text:tab/> <text:s text:c="7"/><text:tab/>escriu_frase_integer("Moviment: ",i+1); </text:p>
      <text:p text:style-name="P3"><text:tab/><text:tab/><text:tab/><text:tab/>temp = 0x00; <text:s/>// Variable que indica el moviment </text:p>
      <text:p text:style-name="P3"><text:tab/><text:tab/><text:tab/><text:tab/>while (!(temp == 0xFF)) { </text:p>
      <text:p text:style-name="P3"><text:tab/><text:tab/><text:tab/><text:tab/><text:tab/>// Ens quedem recalculant la paraula d'estat</text:p>
      <text:p text:style-name="P3"><text:tab/><text:tab/><text:tab/><text:tab/><text:tab/>// mentre no arribem <text:s/>la següent posició </text:p>
      <text:p text:style-name="P3"><text:tab/><text:tab/><text:tab/><text:tab/><text:tab/>temp = 0xFF; </text:p>
      <text:p text:style-name="P3"><text:tab/><text:tab/><text:tab/><text:tab/><text:tab/>// Calcular com han d'estar els motors i revisar</text:p>
      <text:p text:style-name="P3"><text:tab/><text:tab/><text:tab/><text:tab/><text:tab/>// si s'ha assolit la posició! </text:p>
      <text:p text:style-name="P3"/>
      <text:p text:style-name="P3"><text:tab/><text:tab/><text:tab/><text:tab/><text:tab/>if (vector_posicions[i].pos_pinca &gt; posicio_actual.pos_pinca) { <text:s/>// Tancar la pinça </text:p>
      <text:p text:style-name="P3"><text:tab/><text:tab/><text:tab/><text:tab/><text:tab/><text:tab/>moviment_4 = 1; </text:p>
      <text:p text:style-name="P3"><text:tab/><text:tab/><text:tab/><text:tab/><text:tab/><text:tab/>temp=calc_paraula_estat(4,0x1,temp); </text:p>
      <text:p text:style-name="P3"><text:tab/><text:tab/><text:tab/><text:tab/><text:tab/>}else if (vector_posicions[i].pos_pinca &lt; posicio_actual.pos_pinca) { </text:p>
      <text:p text:style-name="P3"><text:tab/><text:tab/><text:tab/><text:tab/><text:tab/><text:tab/>moviment_4 = -1; </text:p>
      <text:p text:style-name="P3"><text:tab/><text:tab/><text:tab/><text:tab/><text:tab/><text:tab/>temp=calc_paraula_estat(4,0x2,temp); </text:p>
      <text:p text:style-name="P3"><text:tab/><text:tab/><text:tab/><text:tab/><text:tab/>} </text:p>
      <text:p text:style-name="P3"/>
      <text:p text:style-name="P3"><text:tab/><text:tab/><text:tab/><text:tab/><text:tab/>if (vector_posicions[i].rotacio &gt; posicio_actual.rotacio) { <text:s/>// Moviment horari </text:p>
      <text:p text:style-name="P3"><text:tab/><text:tab/><text:tab/><text:tab/><text:tab/><text:tab/>moviment_1 = 1; </text:p>
      <text:p text:style-name="P3"><text:tab/><text:tab/><text:tab/><text:tab/><text:tab/><text:tab/>temp=calc_paraula_estat(1,0x1,temp); </text:p>
      <text:p text:style-name="P3"><text:tab/><text:tab/><text:tab/><text:tab/><text:tab/>}else if (vector_posicions[i].rotacio &lt; posicio_actual.rotacio) { </text:p>
      <text:p text:style-name="P3"><text:tab/><text:tab/><text:tab/><text:tab/><text:tab/><text:tab/>moviment_1 = -1; </text:p>
      <text:p text:style-name="P3"><text:tab/><text:tab/><text:tab/><text:tab/><text:tab/><text:tab/>temp=calc_paraula_estat(1,0x2,temp); </text:p>
      <text:p text:style-name="P3"><text:tab/><text:tab/><text:tab/><text:tab/><text:tab/>} </text:p>
      <text:p text:style-name="P3"/>
      <text:p text:style-name="P3"><text:tab/><text:tab/><text:tab/><text:tab/><text:tab/>if (vector_posicions[i].pos_horit &gt; posicio_actual.pos_horit) { <text:s/>// Endevant </text:p>
      <text:p text:style-name="P3"><text:tab/><text:tab/><text:tab/><text:tab/><text:tab/><text:tab/>moviment_2 = 1; </text:p>
      <text:p text:style-name="P3"><text:tab/><text:tab/><text:tab/><text:tab/><text:tab/><text:tab/>temp=calc_paraula_estat(2,0x1,temp); </text:p>
      <text:p text:style-name="P3"><text:tab/><text:tab/><text:tab/><text:tab/><text:tab/>}else if (vector_posicions[i].pos_horit &lt; posicio_actual.pos_horit) { </text:p>
      <text:p text:style-name="P3"><text:tab/><text:tab/><text:tab/><text:tab/><text:tab/><text:tab/>moviment_2 = -1; </text:p>
      <text:p text:style-name="P3"><text:tab/><text:tab/><text:tab/><text:tab/><text:tab/><text:tab/>temp=calc_paraula_estat(2,0x2,temp); </text:p>
      <text:p text:style-name="P3"><text:tab/><text:tab/><text:tab/><text:tab/><text:tab/>} </text:p>
      <text:p text:style-name="P3"/>
      <text:p text:style-name="P3"><text:tab/><text:tab/><text:tab/><text:tab/><text:tab/>if (vector_posicions[i].pos_vert &gt; posicio_actual.pos_vert) { <text:s/>// Avall </text:p>
      <text:p text:style-name="P3"><text:tab/><text:tab/><text:tab/><text:tab/><text:tab/><text:tab/>moviment_3 = 1; </text:p>
      <text:p text:style-name="P3"><text:tab/><text:tab/><text:tab/><text:tab/><text:tab/><text:tab/>temp=calc_paraula_estat(3,0x1,temp); </text:p>
      <text:p text:style-name="P3"><text:tab/><text:tab/><text:tab/><text:tab/><text:tab/>}else if (vector_posicions[i].pos_vert &lt; posicio_actual.pos_vert) { </text:p>
      <text:p text:style-name="P3"><text:tab/><text:tab/><text:tab/><text:tab/><text:tab/><text:tab/>moviment_3 = -1; </text:p>
      <text:p text:style-name="P3"><text:tab/><text:tab/><text:tab/><text:tab/><text:tab/><text:tab/>temp=calc_paraula_estat(3,0x2,temp); </text:p>
      <text:p text:style-name="P3"><text:tab/><text:tab/><text:tab/><text:tab/><text:tab/>} </text:p>
      <text:p text:style-name="P3"/>
      <text:p text:style-name="P3"><text:tab/><text:tab/><text:tab/><text:tab/><text:tab/>// Mirem a quina velocitat hem d'anar </text:p>
      <text:p text:style-name="P3"><text:tab/><text:tab/><text:tab/><text:tab/><text:tab/>if (abs(vector_posicions[i].rotacio - posicio_actual.rotacio) &lt; MARGE_LENT) cicle_treball[0] = 4; </text:p>
      <text:p text:style-name="P3"><text:tab/><text:tab/><text:tab/><text:tab/><text:tab/>else cicle_treball[0] = 1; </text:p>
      <text:p text:style-name="P3"><text:tab/><text:tab/><text:tab/><text:tab/><text:tab/>if (abs(vector_posicions[i].pos_horit - posicio_actual.pos_horit) &lt; MARGE_LENT) cicle_treball[1] = 4; </text:p>
      <text:p text:style-name="P3"><text:tab/><text:tab/><text:tab/><text:tab/><text:tab/>else cicle_treball[1] = 1; </text:p>
      <text:p text:style-name="P3"><text:tab/><text:tab/><text:tab/><text:tab/><text:tab/>if (abs(vector_posicions[i].pos_vert - posicio_actual.pos_vert) &lt; MARGE_LENT) cicle_treball[2] = 4; </text:p>
      <text:p text:style-name="P3"><text:tab/><text:tab/><text:tab/><text:tab/><text:tab/>else cicle_treball[2] = 1; </text:p>
      <text:p text:style-name="P3"><text:tab/><text:tab/><text:tab/><text:tab/><text:tab/>if (abs(vector_posicions[i].pos_pinca - posicio_actual.pos_pinca) &lt; MARGE_LENT) cicle_treball[3] = 4; </text:p>
      <text:p text:style-name="P3"><text:tab/><text:tab/><text:tab/><text:tab/><text:tab/>else cicle_treball[3] = 1; </text:p>
      <text:p text:style-name="P3"/>
      <text:p text:style-name="P3"><text:tab/><text:tab/><text:tab/><text:tab/><text:tab/>paraula_moviment = temp; </text:p>
      <text:p text:style-name="P3"><text:tab/><text:tab/><text:tab/><text:tab/>} </text:p>
      <text:p text:style-name="P3"><text:tab/><text:tab/><text:tab/>} </text:p>
      <text:p text:style-name="P3"><text:soft-page-break/><text:tab/><text:tab/>}else{ </text:p>
      <text:p text:style-name="P3"><text:tab/><text:tab/><text:tab/>// Cas de reproducció però no hem guardat res </text:p>
      <text:p text:style-name="P3"><text:tab/> <text:s/><text:tab/><text:tab/>contador_lcd=0; </text:p>
      <text:p text:style-name="P3"><text:tab/><text:tab/><text:tab/>no_show = 1; </text:p>
      <text:p text:style-name="P3"><text:tab/><text:tab/><text:tab/>escriu_frase("Res a reproduir!"); </text:p>
      <text:p text:style-name="P3"><text:tab/><text:tab/>} </text:p>
      <text:p text:style-name="P3"><text:tab/>reproduir = 0; </text:p>
      <text:p text:style-name="P3"><text:tab/>} </text:p>
      <text:p text:style-name="P3"/>
      <text:p text:style-name="P3"><text:tab/>} <text:s/>// while (1) </text:p>
      <text:p text:style-name="P3"><text:s/></text:p>
      <text:p text:style-name="P3">} </text:p>
      <text:p text:style-name="P3"/>
      <text:p text:style-name="P3"/>
      <text:p text:style-name="P7">timers.c</text:p>
      <text:p text:style-name="P3"/>
      <text:p text:style-name="P3"/>
      <text:p text:style-name="P3">#include &lt;embedded.h&gt; </text:p>
      <text:p text:style-name="P3">#include "typedefs.h" </text:p>
      <text:p text:style-name="P3">#include "int.h" </text:p>
      <text:p text:style-name="P3">#include "register.h" </text:p>
      <text:p text:style-name="P3">#include "ports.h" </text:p>
      <text:p text:style-name="P3">#include "timers.h”</text:p>
      <text:p text:style-name="P3">#include "mis_includes.h" </text:p>
      <text:p text:style-name="P3"/>
      <text:p text:style-name="P3">// Variables globals </text:p>
      <text:p text:style-name="P3">int n_codivalid = 0; </text:p>
      <text:p text:style-name="P3">int contador = 0; </text:p>
      <text:p text:style-name="P3">int encendido = 0; </text:p>
      <text:p text:style-name="P3">int contador_lcd = 0; </text:p>
      <text:p text:style-name="P3">BYTE posicion = 1; </text:p>
      <text:p text:style-name="P3">extern BYTE no_show; </text:p>
      <text:p text:style-name="P3"/>
      <text:p text:style-name="P3">void interrupt RSITimer0(void); </text:p>
      <text:p text:style-name="P3">void interrupt RSITimer1(void); </text:p>
      <text:p text:style-name="P3">void interrupt RSIRecepcio0 (void); </text:p>
      <text:p text:style-name="P3"/>
      <text:p text:style-name="P3">BYTE far *pbyReg; </text:p>
      <text:p text:style-name="P3">BYTE cicle_treball[4]; </text:p>
      <text:p text:style-name="P3">BYTE cont_treball[4]; </text:p>
      <text:p text:style-name="P3"/>
      <text:p text:style-name="P3">extern BYTE moviment; </text:p>
      <text:p text:style-name="P3">extern BYTE reset; </text:p>
      <text:p text:style-name="P3">extern BYTE reproduir; </text:p>
      <text:p text:style-name="P3">extern struct posicio posicio_actual; </text:p>
      <text:p text:style-name="P3">extern struct posicio vector_posicions[32]; </text:p>
      <text:p text:style-name="P3">extern BYTE proxima_posicio_gravar; </text:p>
      <text:p text:style-name="P3">extern BYTE paraula_moviment; </text:p>
      <text:p text:style-name="P3">extern BYTE cont_pinca, cont_posh , cont_posv , cont_rot ; </text:p>
      <text:p text:style-name="P3">extern BYTE moviment_1, moviment_2, moviment_3, moviment_4; </text:p>
      <text:p text:style-name="P3">BYTE almacenado = 0; </text:p>
      <text:p text:style-name="P3"/>
      <text:p text:style-name="P3"/>
      <text:p text:style-name="P3">// Inicialització dels temporitzadors </text:p>
      <text:p text:style-name="P3">void IniTimers(void) { </text:p>
      <text:p text:style-name="P3"><text:tab/>BYTE far *pbyReg;<text:tab/>//punter a un registre </text:p>
      <text:p text:style-name="P3"><text:tab/>WORD far *pwoReg;<text:tab/>//punter a un registre </text:p>
      <text:p text:style-name="P3"/>
      <text:p text:style-name="P3"><text:tab/>disable();<text:tab/><text:tab/>// no permetre cap interrupció </text:p>
      <text:p text:style-name="P3"/>
      <text:p text:style-name="P3"><text:tab/>setvect(INTBASETEMPS, RSIBaseTemps); </text:p>
      <text:p text:style-name="P3"><text:tab/>pbyReg = (BYTE far *)MK_FP(RSEG, PRC); </text:p>
      <text:p text:style-name="P3"><text:tab/>*pbyReg = 0x04;<text:tab/><text:tab/>//Fclk de 4 MHz </text:p>
      <text:p text:style-name="P3"><text:tab/>pbyReg = (BYTE far *)MK_FP(RSEG, TBIC); </text:p>
      <text:p text:style-name="P3"><text:tab/>*pbyReg &amp;= 0xBF;<text:tab/>//activar interrupcions BT </text:p>
      <text:p text:style-name="P3"><text:s/></text:p>
      <text:p text:style-name="P3"><text:soft-page-break/><text:tab/>// Iniciarel timer 0 </text:p>
      <text:p text:style-name="P3"><text:tab/>pwoReg = (WORD far *)MK_FP(RSEG, MD1); </text:p>
      <text:p text:style-name="P3"><text:tab/>*pwoReg = 512; </text:p>
      <text:p text:style-name="P3"/>
      <text:p text:style-name="P3"><text:tab/>pbyReg = (BYTE far *)MK_FP(RSEG, TMC0); </text:p>
      <text:p text:style-name="P3"><text:tab/>*pbyReg = 0x80 | 0x40; </text:p>
      <text:p text:style-name="P3"/>
      <text:p text:style-name="P3"><text:tab/>setvect(INTCOUNTER0, RSITimer0); </text:p>
      <text:p text:style-name="P3"/>
      <text:p text:style-name="P3"><text:tab/>pbyReg = (BYTE far *)MK_FP(RSEG, TMIC0); </text:p>
      <text:p text:style-name="P3"><text:tab/>*pbyReg &amp;= 0xBF;<text:tab/>//activar interrupcions timer0 </text:p>
      <text:p text:style-name="P3"/>
      <text:p text:style-name="P3"><text:tab/>// Iniciarel timer 1 </text:p>
      <text:p text:style-name="P3"><text:tab/>pwoReg = (WORD far *)MK_FP(RSEG, MD1); </text:p>
      <text:p text:style-name="P3"><text:tab/>*pwoReg = 128; </text:p>
      <text:p text:style-name="P3"/>
      <text:p text:style-name="P3"><text:tab/>pbyReg = (BYTE far *)MK_FP(RSEG, TMC1); </text:p>
      <text:p text:style-name="P3"><text:tab/>*pbyReg = 0x80 | 0x40; </text:p>
      <text:p text:style-name="P3"/>
      <text:p text:style-name="P3"><text:tab/>setvect(INTCOUNTER2, RSITimer1); </text:p>
      <text:p text:style-name="P3"/>
      <text:p text:style-name="P3"><text:tab/>pbyReg = (BYTE far *)MK_FP(RSEG, TMIC2); </text:p>
      <text:p text:style-name="P3"><text:tab/>*pbyReg &amp;= 0xBF;<text:tab/>//activar interrupcions timer1 </text:p>
      <text:p text:style-name="P3"/>
      <text:p text:style-name="P3"><text:tab/>enable(); </text:p>
      <text:p text:style-name="P3">} </text:p>
      <text:p text:style-name="P3"/>
      <text:p text:style-name="P3">void InicialitzaSerie() { </text:p>
      <text:p text:style-name="P3"><text:tab/>BYTE far *pbyReg; </text:p>
      <text:p text:style-name="P3"/>
      <text:p text:style-name="P3"><text:tab/>disable(); </text:p>
      <text:p text:style-name="P3"/>
      <text:p text:style-name="P3"><text:tab/>pbyReg = (BYTE far *)MK_FP(RSEG, SCM0); <text:s text:c="2"/>// Registre de descripció del senyal </text:p>
      <text:p text:style-name="P3"><text:tab/>*pbyReg = BIT3 | BIT6 | BIT0; </text:p>
      <text:p text:style-name="P3"><text:tab/>// 8 bits de dades + recepció enabled <text:s/>(no paritat , 1 bit stop) </text:p>
      <text:p text:style-name="P3"><text:tab/>// MOLT IMPORTANT el BIT0 per activar mode ASINCRON </text:p>
      <text:p text:style-name="P3"/>
      <text:p text:style-name="P3"><text:tab/>pbyReg = (BYTE far *)MK_FP(RSEG, SCE0); <text:s text:c="2"/>// Registre de control de errors </text:p>
      <text:p text:style-name="P3"><text:tab/>*pbyReg = 0; <text:s/>// Tots els errors capats + NO transmissió </text:p>
      <text:p text:style-name="P3"/>
      <text:p text:style-name="P3"><text:tab/>// Registre de control de d'interrupció d'errors </text:p>
      <text:p text:style-name="P3"><text:tab/>pbyReg = (BYTE far *)MK_FP(RSEG, SEIC0); </text:p>
      <text:p text:style-name="P3"><text:tab/>*pbyReg = 0; <text:s/>// No volem petició d'error </text:p>
      <text:p text:style-name="P3"/>
      <text:p text:style-name="P3"><text:tab/>// Registre de control de d'interrupció de transmissió completada </text:p>
      <text:p text:style-name="P3"><text:tab/>pbyReg = (BYTE far *)MK_FP(RSEG, SRIC0); </text:p>
      <text:p text:style-name="P3"><text:tab/>*pbyReg = 0; <text:s/>// No volem petició d'error </text:p>
      <text:p text:style-name="P3"/>
      <text:p text:style-name="P3"><text:tab/>// Registre de control de d'interrupció de recepció completada. </text:p>
      <text:p text:style-name="P3"><text:tab/>pbyReg = (BYTE far *)MK_FP(RSEG, SRIC0); </text:p>
      <text:p text:style-name="P3"><text:tab/>*pbyReg = BIT7; <text:s/>// Volem petició </text:p>
      <text:p text:style-name="P3"/>
      <text:p text:style-name="P3"><text:s text:c="2"/><text:tab/>pbyReg = (BYTE far *)MK_FP(RSEG, BRG0); </text:p>
      <text:p text:style-name="P3"><text:tab/>*pbyReg = 15; <text:s/>// 512bauds </text:p>
      <text:p text:style-name="P3"/>
      <text:p text:style-name="P3"><text:s text:c="2"/><text:tab/>pbyReg = (BYTE far *)MK_FP(RSEG, SCC0); </text:p>
      <text:p text:style-name="P3"><text:tab/>*pbyReg = 0x08; <text:s/>// 512bauds </text:p>
      <text:p text:style-name="P3"/>
      <text:p text:style-name="P3"><text:tab/>setvect(INTSRX0, RSIRecepcio0); </text:p>
      <text:p text:style-name="P3"><text:tab/>setvect(INTSERR0, RSIRecepcio0); </text:p>
      <text:p text:style-name="P3"><text:s text:c="2"/><text:tab/>setvect(INTSTX0, RSIRecepcio0); </text:p>
      <text:p text:style-name="P3"><text:tab/>enable(); </text:p>
      <text:p text:style-name="P3">} </text:p>
      <text:p text:style-name="P3"/>
      <text:p text:style-name="P3">BYTE decide_signo(BYTE valor, BYTE medio) { </text:p>
      <text:p text:style-name="P3"><text:soft-page-break/><text:s/><text:tab/>if(valor &gt; medio) return -1; </text:p>
      <text:p text:style-name="P3"><text:tab/>return 1; </text:p>
      <text:p text:style-name="P3">} </text:p>
      <text:p text:style-name="P3"/>
      <text:p text:style-name="P3">void interrupt RSIRecepcio0 (void) { </text:p>
      <text:p text:style-name="P3"><text:tab/>BYTE j,dada; </text:p>
      <text:p text:style-name="P3"><text:tab/>disable(); </text:p>
      <text:p text:style-name="P3"/>
      <text:p text:style-name="P3"><text:tab/>if (reproduir == 0) { </text:p>
      <text:p text:style-name="P3"/>
      <text:p text:style-name="P3"><text:tab/><text:tab/>// Tractar recepció de dades! La dada esta a RxB0 </text:p>
      <text:p text:style-name="P3"><text:tab/><text:tab/>pbyReg = (BYTE far*)MK_FP(RSEG, <text:s/>RxB0); <text:s text:c="2"/>// Dada! </text:p>
      <text:p text:style-name="P3"><text:tab/><text:tab/>dada = *pbyReg; </text:p>
      <text:p text:style-name="P3"><text:tab/><text:tab/>if ( (dada &amp; 0xF0) == 0xF0) { <text:s/>// Els 4 primers bits d'stop</text:p>
      <text:p text:style-name="P3"><text:tab/><text:tab/><text:tab/>dada = dada &amp; 0x0F; </text:p>
      <text:p text:style-name="P3"><text:tab/><text:tab/><text:tab/>moviment_1 = 0;moviment_2 = 0; moviment_3 = 0; moviment_4 = 0; </text:p>
      <text:p text:style-name="P3"><text:tab/><text:tab/><text:tab/>switch (dada) { </text:p>
      <text:p text:style-name="P3"><text:tab/><text:tab/><text:tab/>case ABRIR_PINZA: </text:p>
      <text:p text:style-name="P3"><text:tab/><text:tab/><text:tab/><text:tab/>moviment_4 = -1; almacenado=0; </text:p>
      <text:p text:style-name="P3"><text:tab/><text:tab/><text:tab/><text:tab/>parar_todo; pinza_abrir; break; </text:p>
      <text:p text:style-name="P3"><text:tab/><text:tab/><text:tab/>case CERRAR_PINZA: </text:p>
      <text:p text:style-name="P3"><text:tab/><text:tab/><text:tab/><text:tab/>moviment_4 = 1; almacenado=0; </text:p>
      <text:p text:style-name="P3"><text:tab/><text:tab/><text:tab/><text:tab/>parar_todo; pinza_cerrar; break; </text:p>
      <text:p text:style-name="P3"><text:tab/><text:tab/><text:tab/>case DELANTE: </text:p>
      <text:p text:style-name="P3"><text:tab/><text:tab/><text:tab/><text:tab/>moviment_2 = 1; almacenado=0; </text:p>
      <text:p text:style-name="P3"><text:tab/><text:tab/><text:tab/><text:tab/>parar_todo; movh_delante; break; </text:p>
      <text:p text:style-name="P3"><text:tab/><text:tab/><text:tab/>case ATRAS: </text:p>
      <text:p text:style-name="P3"><text:tab/><text:tab/><text:tab/><text:tab/>moviment_2 = -1; almacenado=0; </text:p>
      <text:p text:style-name="P3"><text:tab/><text:tab/><text:tab/><text:tab/>parar_todo; movh_atras; break; </text:p>
      <text:p text:style-name="P3"><text:tab/><text:tab/><text:tab/>case ARRIBA: </text:p>
      <text:p text:style-name="P3"><text:tab/><text:tab/><text:tab/><text:tab/>moviment_3 = -1; almacenado=0; </text:p>
      <text:p text:style-name="P3"><text:tab/><text:tab/><text:tab/><text:tab/>parar_todo; movv_arriba; break; </text:p>
      <text:p text:style-name="P3"><text:tab/><text:tab/><text:tab/>case ABAJO: </text:p>
      <text:p text:style-name="P3"><text:tab/><text:tab/><text:tab/><text:tab/>moviment_3 = 1; almacenado=0; </text:p>
      <text:p text:style-name="P3"><text:tab/><text:tab/><text:tab/><text:tab/>parar_todo; movv_abajo; break; </text:p>
      <text:p text:style-name="P3"><text:tab/><text:tab/><text:tab/>case ANTIHORARIO: </text:p>
      <text:p text:style-name="P3"><text:tab/><text:tab/><text:tab/><text:tab/>moviment_1 = -1; almacenado=0; </text:p>
      <text:p text:style-name="P3"><text:tab/><text:tab/><text:tab/><text:tab/>parar_todo; rot_antihorario; break; </text:p>
      <text:p text:style-name="P3"><text:tab/><text:tab/><text:tab/>case HORARIO: </text:p>
      <text:p text:style-name="P3"><text:tab/><text:tab/><text:tab/><text:tab/>moviment_1 = 1; almacenado=0; </text:p>
      <text:p text:style-name="P3"><text:tab/><text:tab/><text:tab/><text:tab/>parar_todo; rot_horario; break; </text:p>
      <text:p text:style-name="P3"><text:tab/><text:tab/><text:tab/>case INICIO: </text:p>
      <text:p text:style-name="P3"><text:tab/><text:tab/><text:tab/><text:tab/>almacenado=0; reset = 1; parar_todo; break; </text:p>
      <text:p text:style-name="P3"><text:tab/><text:tab/><text:tab/>case REPRODUCIR: </text:p>
      <text:p text:style-name="P3"><text:tab/><text:tab/><text:tab/><text:tab/>almacenado=0; paraula_moviment=0xFF; reproduir = 1; </text:p>
      <text:p text:style-name="P3"><text:tab/><text:tab/><text:tab/><text:tab/>parar_todo; break; </text:p>
      <text:p text:style-name="P3"><text:tab/><text:tab/><text:tab/>case ALMACENAR: </text:p>
      <text:p text:style-name="P3"><text:tab/><text:tab/><text:tab/> <text:s text:c="5"/>if (almacenado==1) break; </text:p>
      <text:p text:style-name="P3"><text:tab/><text:tab/><text:tab/> <text:s text:c="5"/>almacenado=1; </text:p>
      <text:p text:style-name="P3"><text:tab/><text:tab/><text:tab/><text:tab/>if (proxima_posicio_gravar &gt;= MAX_ALMACENAR) { </text:p>
      <text:p text:style-name="P3"><text:s text:c="2"/><text:tab/><text:tab/><text:tab/><text:tab/><text:tab/>contador_lcd=0; </text:p>
      <text:p text:style-name="P3"><text:tab/><text:tab/><text:tab/><text:tab/><text:tab/>no_show = 1; </text:p>
      <text:p text:style-name="P3"><text:tab/><text:tab/><text:tab/><text:tab/><text:tab/>escriu_frase("Cua plena!"); </text:p>
      <text:p text:style-name="P3"><text:tab/><text:tab/><text:tab/><text:tab/><text:tab/>break; <text:s/>// No n'hi caben més! </text:p>
      <text:p text:style-name="P3"><text:tab/><text:tab/> <text:s text:c="8"/><text:tab/>} </text:p>
      <text:p text:style-name="P3"><text:tab/><text:tab/><text:tab/><text:tab/>vector_posicions[proxima_posicio_gravar] = posicio_actual; <text:s text:c="2"/>// Guardar la posició </text:p>
      <text:p text:style-name="P3"><text:tab/><text:tab/><text:tab/><text:tab/>vector_posicions[proxima_posicio_gravar].rotacio += decide_signo(vector_posicions[proxima_posicio_gravar].rotacio,115)*MARGE_ERROR; </text:p>
      <text:p text:style-name="P3"><text:tab/><text:tab/><text:tab/><text:tab/>vector_posicions[proxima_posicio_gravar].pos_pinca += decide_signo(vector_posicions[proxima_posicio_gravar].pos_pinca,15)*MARGE_ERROR; </text:p>
      <text:p text:style-name="P3"><text:tab/><text:tab/><text:tab/><text:tab/>vector_posicions[proxima_posicio_gravar].pos_horit += decide_signo(vector_posicions[proxima_posicio_gravar].pos_horit,90)*MARGE_ERROR; </text:p>
      <text:p text:style-name="P3"><text:tab/><text:tab/><text:tab/><text:tab/>vector_posicions[proxima_posicio_gravar].pos_vert += decide_signo(vector_posicions[proxima_posicio_gravar].pos_vert,55)*MARGE_ERROR; </text:p>
      <text:p text:style-name="P3"><text:tab/><text:tab/><text:tab/><text:tab/>proxima_posicio_gravar++; </text:p>
      <text:p text:style-name="P3"><text:soft-page-break/><text:tab/><text:tab/><text:tab/><text:tab/>contador_lcd=0; </text:p>
      <text:p text:style-name="P3"><text:tab/><text:tab/><text:tab/><text:tab/>no_show = 1; </text:p>
      <text:p text:style-name="P3"><text:tab/><text:tab/><text:tab/><text:tab/>escriu_frase("Moviment guardat"); </text:p>
      <text:p text:style-name="P3"><text:tab/><text:tab/><text:tab/><text:tab/>parar_todo; break; </text:p>
      <text:p text:style-name="P3"><text:tab/><text:tab/><text:tab/>case BORRAR: </text:p>
      <text:p text:style-name="P3"><text:tab/><text:tab/><text:tab/><text:tab/>almacenado=0; </text:p>
      <text:p text:style-name="P3"><text:tab/><text:tab/><text:tab/><text:tab/>proxima_posicio_gravar = 0; </text:p>
      <text:p text:style-name="P3"><text:tab/><text:tab/><text:tab/><text:tab/>contador_lcd=0; </text:p>
      <text:p text:style-name="P3"><text:tab/><text:tab/><text:tab/><text:tab/>no_show = 1; </text:p>
      <text:p text:style-name="P3"><text:tab/><text:tab/><text:tab/><text:tab/>escriu_frase("Tot borrat"); </text:p>
      <text:p text:style-name="P3"><text:tab/><text:tab/><text:tab/><text:tab/>parar_todo; break; </text:p>
      <text:p text:style-name="P3"><text:tab/><text:tab/><text:tab/>default: </text:p>
      <text:p text:style-name="P3"><text:tab/><text:tab/><text:tab/><text:tab/>goto CODI_NO_VALID; </text:p>
      <text:p text:style-name="P3"><text:tab/><text:tab/><text:tab/><text:tab/>break; </text:p>
      <text:p text:style-name="P3"><text:tab/><text:tab/><text:tab/>} </text:p>
      <text:p text:style-name="P3"><text:tab/><text:tab/><text:tab/>// Codi valid! Seguir el moviment!</text:p>
      <text:p text:style-name="P3"><text:tab/><text:tab/><text:tab/>n_codivalid = 0; </text:p>
      <text:p text:style-name="P3"><text:tab/><text:tab/>} </text:p>
      <text:p text:style-name="P3"><text:tab/>} </text:p>
      <text:p text:style-name="P3">CODI_NO_VALID: </text:p>
      <text:p text:style-name="P3"><text:tab/>enable(); </text:p>
      <text:p text:style-name="P3"><text:tab/>FINT; </text:p>
      <text:p text:style-name="P3">} </text:p>
      <text:p text:style-name="P3"/>
      <text:p text:style-name="P3">// Servei d'interrupció de la base de temps </text:p>
      <text:p text:style-name="P3">void interrupt RSIBaseTemps(void) { </text:p>
      <text:p text:style-name="P3"><text:tab/>disable(); </text:p>
      <text:p text:style-name="P3"/>
      <text:p text:style-name="P3"><text:tab/>contador_lcd++; </text:p>
      <text:p text:style-name="P3"><text:tab/>if (contador_lcd &gt; TEMPS_MISSATGE) no_show=0; </text:p>
      <text:p text:style-name="P3"><text:tab/>enable(); </text:p>
      <text:p text:style-name="P3"/>
      <text:p text:style-name="P3"><text:tab/>FINT; </text:p>
      <text:p text:style-name="P3">} </text:p>
      <text:p text:style-name="P3"/>
      <text:p text:style-name="P3">// Cicle de treball variable segons l'array cicle_treball</text:p>
      <text:p text:style-name="P3">void interrupt RSITimer1(void) { </text:p>
      <text:p text:style-name="P3"><text:tab/>BYTE temp2,j; </text:p>
      <text:p text:style-name="P3"><text:tab/>disable();<text:tab/>//permetre altres INT. </text:p>
      <text:p text:style-name="P3"/>
      <text:p text:style-name="P3"><text:tab/>if (reproduir == 1) {</text:p>
      <text:p text:style-name="P3"><text:tab/><text:tab/>// Modular la sortida amb tren de polsos</text:p>
      <text:p text:style-name="P3"><text:tab/><text:tab/>temp2 = paraula_moviment; </text:p>
      <text:p text:style-name="P3"><text:tab/><text:tab/>for (j = 0; j &lt; 4; j++) { </text:p>
      <text:p text:style-name="P3"><text:tab/><text:tab/> <text:s text:c="2"/>if (cont_treball[j] != 0) { </text:p>
      <text:p text:style-name="P3"><text:tab/><text:tab/> <text:s text:c="5"/>temp2 |= (0x3 &lt;&lt; (2*j)); </text:p>
      <text:p text:style-name="P3"><text:tab/><text:tab/> <text:s text:c="2"/>} </text:p>
      <text:p text:style-name="P3"><text:tab/><text:tab/>} </text:p>
      <text:p text:style-name="P3"><text:tab/><text:tab/>SetP2(temp2); </text:p>
      <text:p text:style-name="P3"><text:tab/><text:tab/>for (j = 0; j &lt; 4; j++) cont_treball[j] = (cont_treball[j]+1) % cicle_treball[j]; </text:p>
      <text:p text:style-name="P3"><text:tab/>} </text:p>
      <text:p text:style-name="P3"><text:tab/>enable(); </text:p>
      <text:p text:style-name="P3"><text:tab/>FINT; </text:p>
      <text:p text:style-name="P3">} </text:p>
      <text:p text:style-name="P3"/>
      <text:p text:style-name="P3">void interrupt RSITimer0(void) { </text:p>
      <text:p text:style-name="P3"><text:tab/>BYTE dada; </text:p>
      <text:p text:style-name="P3"><text:tab/>disable(); </text:p>
      <text:p text:style-name="P3"/>
      <text:p text:style-name="P3"><text:tab/>/// Comptapassos mostrejat a la freq del timer </text:p>
      <text:p text:style-name="P3"><text:tab/>dada = GetPT(); </text:p>
      <text:p text:style-name="P3"/>
      <text:p text:style-name="P3"><text:tab/>if ( ((dada &amp; BIT1) == 0) &amp;&amp; cont_rot == 1) { cont_rot=0; posicio_actual.rotacio+=moviment_1; } </text:p>
      <text:p text:style-name="P3"><text:tab/>if ( ((dada &amp; BIT1) != 0) &amp;&amp; cont_rot == 0) { cont_rot=1; <text:soft-page-break/>posicio_actual.rotacio+=moviment_1; } </text:p>
      <text:p text:style-name="P3"/>
      <text:p text:style-name="P3"><text:tab/>if ( ((dada &amp; BIT2) == 0) &amp;&amp; cont_posh == 1) { cont_posh=0; posicio_actual.pos_horit+=moviment_2; } </text:p>
      <text:p text:style-name="P3"><text:tab/>if ( ((dada &amp; BIT2) != 0) &amp;&amp; cont_posh == 0) { cont_posh=1; posicio_actual.pos_horit+=moviment_2; } </text:p>
      <text:p text:style-name="P3"/>
      <text:p text:style-name="P3"><text:tab/>if ( ((dada &amp; BIT3) == 0) &amp;&amp; cont_posv == 1) { cont_posv=0; posicio_actual.pos_vert+=moviment_3; } </text:p>
      <text:p text:style-name="P3"><text:tab/>if ( ((dada &amp; BIT3) != 0) &amp;&amp; cont_posv == 0) { cont_posv=1; posicio_actual.pos_vert+=moviment_3; } </text:p>
      <text:p text:style-name="P3"/>
      <text:p text:style-name="P3"><text:tab/>if ( ((dada &amp; BIT4) == 0) &amp;&amp; cont_pinca == 1) { cont_pinca=0; posicio_actual.pos_pinca+=moviment_4; } </text:p>
      <text:p text:style-name="P3"><text:tab/>if ( ((dada &amp; BIT4) != 0) &amp;&amp; cont_pinca == 0) { cont_pinca=1; posicio_actual.pos_pinca+=moviment_4; } </text:p>
      <text:p text:style-name="P3"/>
      <text:p text:style-name="P3"><text:tab/>if (reproduir == 0) { <text:s/>// Només si estem en mode normal </text:p>
      <text:p text:style-name="P3"><text:tab/><text:tab/>// Aquesta rutina s'encarrega de parar el </text:p>
      <text:p text:style-name="P3"><text:tab/><text:tab/>// motor si no s'ha apretat cap tecla! </text:p>
      <text:p text:style-name="P3"><text:tab/><text:tab/>if (n_codivalid &gt;= 2) { </text:p>
      <text:p text:style-name="P3"><text:tab/><text:tab/><text:tab/>parar_todo; <text:s/>// to's quietos </text:p>
      <text:p text:style-name="P3"><text:tab/><text:tab/>}else{ </text:p>
      <text:p text:style-name="P3"><text:tab/><text:tab/><text:tab/>n_codivalid++; </text:p>
      <text:p text:style-name="P3"><text:tab/><text:tab/>} </text:p>
      <text:p text:style-name="P3"><text:tab/>} </text:p>
      <text:p text:style-name="P3"/>
      <text:p text:style-name="P3"><text:tab/>enable(); </text:p>
      <text:p text:style-name="P3"><text:tab/>FINT; </text:p>
      <text:p text:style-name="P3">}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Nimbus Mono L" svg:font-family="'Nimbus Mono L'" style:font-family-generic="modern" style:font-pitch="fixed"/>
    <style:font-face style:name="DejaVu Sans Mono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Fandos</meta:initial-creator>
    <meta:creation-date>2009-10-18T23:40:21</meta:creation-date>
    <dc:date>2009-12-22T00:49:51</dc:date>
    <dc:creator>David Fandos</dc:creator>
    <meta:editing-duration>PT11H47M00S</meta:editing-duration>
    <meta:editing-cycles>202</meta:editing-cycles>
    <meta:generator>OpenOffice.org/3.1$Linux OpenOffice.org_project/310m19$Build-9420</meta:generator>
    <meta:document-statistic meta:table-count="0" meta:image-count="0" meta:object-count="0" meta:page-count="12" meta:paragraph-count="608" meta:word-count="2508" meta:character-count="19333"/>
    <meta:user-defined meta:name="Información 1"/>
    <meta:user-defined meta:name="Información 2"/>
    <meta:user-defined meta:name="Información 3"/>
    <meta:user-defined meta:name="Información 4"/>
  </office:meta>
</office:document-meta>
</file>